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ED Drop</text:p>
          </table:table-cell>
          <table:table-cell office:value-type="string" calcext:value-type="string">
            <text:p>Num LED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ED Current mA</text:p>
          </table:table-cell>
          <table:table-cell office:value-type="string" calcext:value-type="string">
            <text:p>Total Current m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1" table:formula="of:=[.G7]/[.D7]" office:value-type="float" office:value="2.875" calcext:value-type="float">
            <text:p>2.875</text:p>
          </table:table-cell>
          <table:table-cell table:style-name="ce1" table:formula="of:=((5-[.C7])/[.E7])*1000" office:value-type="float" office:value="23" calcext:value-type="float">
            <text:p>23.000</text:p>
          </table:table-cell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1" table:formula="of:=[.G8]/[.D8]" office:value-type="float" office:value="5.58510638297872" calcext:value-type="float">
            <text:p>5.585</text:p>
          </table:table-cell>
          <table:table-cell table:style-name="ce1" table:formula="of:=((5-[.C8])/[.E8])*1000" office:value-type="float" office:value="44.6808510638298" calcext:value-type="float">
            <text:p>44.681</text:p>
          </table:table-cell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" table:formula="of:=[.G9]/[.D9]" office:value-type="float" office:value="11.9318181818182" calcext:value-type="float">
            <text:p>11.932</text:p>
          </table:table-cell>
          <table:table-cell table:style-name="ce1" table:formula="of:=((5-[.C9])/[.E9])*1000" office:value-type="float" office:value="95.4545454545455" calcext:value-type="float">
            <text:p>95.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7:04:25.862195593</meta:creation-date>
    <dc:date>2023-06-11T17:20:10.883217697</dc:date>
    <meta:editing-duration>PT5M15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